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4b9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965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b96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131ee"/>
    </style:style>
    <style:style style:name="T7" style:family="text">
      <style:text-properties officeooo:rsid="00132144"/>
    </style:style>
    <style:style style:name="T8" style:family="text">
      <style:text-properties officeooo:rsid="0014b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MANUAL DE INSTALAÇÃO DO AGENDADOR</text:p>
      <text:p text:style-name="Standard"/>
      <text:p text:style-name="Standard"/>
      <text:p text:style-name="Standard"/>
      <text:p text:style-name="P1"><text:span text:style-name="T1">DESCRIÇÃO</text:span>: Agendador é um software livre para fazer agendamentos de serviços públicos.</text:p>
      <text:p text:style-name="Standard"/>
      <text:p text:style-name="Standard"><text:span text:style-name="T5">OBS</text:span><text:span text:style-name="T3">: Todos os comandos devem ser executados como "super usuário".</text:span> </text:p>
      <text:p text:style-name="Standard"/>
      <text:p text:style-name="P4"><text:span text:style-name="T2">ATENAÇÃO</text:span><text:span text:style-name="T8">: </text:span><text:span text:style-name="T4">A instalação do agendador é feita exclusivamente através do rvm, que é uma ferramenta de gerenciamento de ambietes do ruby.</text:span></text:p>
      <text:p text:style-name="Standard"/>
      <text:p text:style-name="Standard"/>
      <text:p text:style-name="Standard">0 - Verifique se o agendador está instalado. </text:p>
      <text:p text:style-name="Standard"/>
      <text:p text:style-name="Standard"><text:tab/>Isto pode ser feito da seguinte forma: </text:p>
      <text:p text:style-name="Standard"/>
      <text:p text:style-name="Standard"><text:tab/>0.1 - Verificar se o dpkg referênciou o pacote. </text:p>
      <text:p text:style-name="Standard"/>
      <text:p text:style-name="Standard"><text:tab/><text:tab/>Isto pode ser feito executando: </text:p>
      <text:p text:style-name="Standard"/>
      <text:p text:style-name="Standard"><text:tab/><text:tab/>$ dpkg -l | grep agendador </text:p>
      <text:p text:style-name="Standard"/>
      <text:p text:style-name="Standard"/>
      <text:p text:style-name="Standard"><text:tab/>0.2 - Verificar se o agendador esta instalado no local correto. </text:p>
      <text:p text:style-name="Standard"/>
      <text:p text:style-name="Standard"><text:tab/><text:tab/>Isto pode ser feito executando: </text:p>
      <text:p text:style-name="Standard"/>
      <text:p text:style-name="Standard"><text:tab/><text:tab/>$ cd /usr/share/agendador/ </text:p>
      <text:p text:style-name="Standard"/>
      <text:p text:style-name="Standard"/>
      <text:p text:style-name="Standard">1 - É necessário possuir o rvm, caso você não tenha, por favor instale o rvm. </text:p>
      <text:p text:style-name="Standard"/>
      <text:p text:style-name="Standard"><text:tab/>Isto pode ser feito da seguinte forma: </text:p>
      <text:p text:style-name="Standard"/>
      <text:p text:style-name="Standard"><text:tab/>1.1 - Baixe o instalador do rvm da seguinte forma: </text:p>
      <text:p text:style-name="Standard"/>
      <text:p text:style-name="Standard"><text:tab/><text:tab/>$ wget <text:a xlink:type="simple" xlink:href="https://raw.github.com/wayneeseguin/rvm/master/binscripts/rvm-installer">https://raw.github.com/wayneeseguin/rvm/master/binscripts/rvm-installer</text:a> </text:p>
      <text:p text:style-name="Standard"/>
      <text:p text:style-name="Standard"/>
      <text:p text:style-name="Standard"><text:tab/>1.2 - Execute o instalador do rvm da seguinte forma: </text:p>
      <text:p text:style-name="Standard"/>
      <text:p text:style-name="Standard"><text:tab/><text:tab/>$ bash rvm-installer </text:p>
      <text:p text:style-name="Standard"/>
      <text:p text:style-name="Standard"/>
      <text:p text:style-name="Standard"><text:tab/>1.3 - Para setar variáveis para ter acesso ao rvm faça o seguinte: </text:p>
      <text:p text:style-name="Standard"><text:soft-page-break/></text:p>
      <text:p text:style-name="Standard"><text:tab/><text:tab/>Insira as seguinte linhas ao final do "~/.bashrc" </text:p>
      <text:p text:style-name="Standard"><text:s/></text:p>
      <text:p text:style-name="Standard"><text:span text:style-name="T1">----------------------------------------------------------------------</text:span> </text:p>
      <text:p text:style-name="Standard">[[ -s "/usr/local/rvm/scripts/rvm" ]] &amp;&amp; source "/usr/local/rvm/scripts/rvm" # <text:s text:c="4"/>This loads RVM </text:p>
      <text:p text:style-name="Standard">source /etc/profile </text:p>
      <text:p text:style-name="Standard">rvm use 1.9.3 </text:p>
      <text:p text:style-name="Standard"><text:span text:style-name="T1">----------------------------------------------------------------------</text:span> </text:p>
      <text:p text:style-name="Standard"/>
      <text:p text:style-name="Standard"><text:tab/>1.4 - Utilizar o rvm </text:p>
      <text:p text:style-name="Standard"/>
      <text:p text:style-name="Standard"><text:tab/><text:tab/>É necessário fechar e abrir novamente o terminal para que as váriaveis do rvm sejmm <text:tab/><text:tab/><text:tab/>setadas, ou seja, para poder utilizar o rvm é necessário abrir e fechar o terminal, após <text:tab/><text:tab/><text:tab/>realizar o passo "1.3" </text:p>
      <text:p text:style-name="Standard"/>
      <text:p text:style-name="Standard"><text:tab/>1.5 - É necessário instalar algumas dependências do rvm e isto pode ser fetio executando: </text:p>
      <text:p text:style-name="Standard"/>
      <text:p text:style-name="Standard"><text:tab/><text:tab/>$ rvm requirements </text:p>
      <text:p text:style-name="Standard"/>
      <text:p text:style-name="Standard"/>
      <text:p text:style-name="Standard">2 - É necessário possuir o ruby versão "1.9.2", caso você não tenha, por favor instale o ruby 1.9.2 especificamente. </text:p>
      <text:p text:style-name="Standard"/>
      <text:p text:style-name="Standard"><text:tab/>Instalando o ruby no rvm pode-se fazer o seguinte: </text:p>
      <text:p text:style-name="Standard"/>
      <text:p text:style-name="Standard"><text:tab/><text:tab/>$ rvm install 1.9.3 </text:p>
      <text:p text:style-name="Standard"/>
      <text:p text:style-name="Standard"><text:tab/>Setar o ruby versão "1.9.3" com default do rvm com o seguinte comando: </text:p>
      <text:p text:style-name="Standard"/>
      <text:p text:style-name="Standard"><text:tab/><text:tab/>$ rvm --default use 1.9.3 </text:p>
      <text:p text:style-name="Standard"/>
      <text:p text:style-name="Standard"><text:tab/>Setar o rvm para usar o ruby versão "1.9.3" com o seguinte comando: </text:p>
      <text:p text:style-name="Standard"/>
      <text:p text:style-name="Standard"><text:tab/><text:tab/>$ rvm use 1.9.3 </text:p>
      <text:p text:style-name="Standard"/>
      <text:p text:style-name="Standard"/>
      <text:p text:style-name="Standard">3 - É necessário possuir o bundle versão "1.3.2", caso você não tenha, por favor instale. </text:p>
      <text:p text:style-name="Standard"/>
      <text:p text:style-name="Standard"><text:tab/>Isto pode ser feito executando: </text:p>
      <text:p text:style-name="Standard"/>
      <text:p text:style-name="Standard"><text:tab/><text:tab/>$ gem install bundle --version "1.3.2" </text:p>
      <text:p text:style-name="Standard"/>
      <text:p text:style-name="Standard"/>
      <text:p text:style-name="Standard">4 - É necessário possuir o rails versão "3.2.12", caso você não tenha, por favor instale. </text:p>
      <text:p text:style-name="Standard"/>
      <text:p text:style-name="Standard"><text:tab/>Isto pode ser feito executando: </text:p>
      <text:p text:style-name="Standard"/>
      <text:p text:style-name="Standard"><text:tab/><text:tab/>$ gem install rails --version "3.2.12" </text:p>
      <text:p text:style-name="Standard"/>
      <text:p text:style-name="Standard"><text:soft-page-break/></text:p>
      <text:p text:style-name="Standard">5 - É necessário possuir as gemas que o agendador utiliza, caso você não tenha, por favor instale. </text:p>
      <text:p text:style-name="Standard"><text:s/></text:p>
      <text:p text:style-name="Standard"><text:tab/>Para instalar as gemas é necessário estar no diretório do agendador, usualmente em <text:tab/>"/usr/share/agendador", estando na aplicação do agendador executar: </text:p>
      <text:p text:style-name="Standard"/>
      <text:p text:style-name="Standard"><text:tab/><text:tab/>$ bundle install --verbose </text:p>
      <text:p text:style-name="Standard"/>
      <text:p text:style-name="Standard"/>
      <text:p text:style-name="Standard">6 - É necessário possuir o módulo do passenger com o apache, caso você não tenha, por favor instale. </text:p>
      <text:p text:style-name="Standard"/>
      <text:p text:style-name="Standard"><text:tab/>Isto pode ser feito executando: </text:p>
      <text:p text:style-name="Standard"/>
      <text:p text:style-name="Standard"><text:tab/><text:tab/>$ passenger-install-apache2-module </text:p>
      <text:p text:style-name="Standard"><text:tab/><text:tab/>$ a2enmod passenger </text:p>
      <text:p text:style-name="Standard"/>
      <text:p text:style-name="Standard"><text:tab/><text:span text:style-name="T1">OBS</text:span>: Salve os endereços do "LoadModule passenger_module:", "PassengerRoot" e <text:tab/>"PassengerRuby" indicados no final da instalação do módulo, pois no precisaremos para a <text:tab/>próxima etapa. </text:p>
      <text:p text:style-name="Standard"/>
      <text:p text:style-name="Standard"/>
      <text:p text:style-name="Standard">7-8 - As estpas 7 e 8 possuem dependẽncias entre si com relação ao endereço do deploy do agendador, ou seja, este endereço obrigatoriamente deve ser o mesmo nas duas etapas. </text:p>
      <text:p text:style-name="Standard"/>
      <text:p text:style-name="Standard"/>
      <text:p text:style-name="Standard">7 - É necessário configurar o apache para encontrar o agendador, caso não tenha configurado, por favor configure. </text:p>
      <text:p text:style-name="Standard"/>
      <text:p text:style-name="Standard"><text:tab/>Isto pode ser feito da seguinte forma: </text:p>
      <text:p text:style-name="Standard"/>
      <text:p text:style-name="Standard"><text:tab/>7.1 - Modificar ou criar o arquivo "passenger.conf" </text:p>
      <text:p text:style-name="Standard"/>
      <text:p text:style-name="Standard"><text:tab/><text:tab/>Este arquivo deve ser modificado ou criado no diretório "mods-available" dentro do <text:tab/><text:tab/><text:tab/>apache que usualmente se encontra em "/etc/apache2/". Neste arquivo inserir o endereço <text:tab/><text:tab/>do "PassengerRoot" e "PassengerRuby". </text:p>
      <text:p text:style-name="Standard"/>
      <text:p text:style-name="Standard"><text:span text:style-name="T1">Exemplo</text:span>: </text:p>
      <text:p text:style-name="Standard"/>
      <text:p text:style-name="Standard"><text:span text:style-name="T1">----------------------------------------------------------------------</text:span> </text:p>
      <text:p text:style-name="Standard">PassengerRoot /usr/local/rvm/gems/ruby-1.9.3-p374/gems/passenger-3.0.19 </text:p>
      <text:p text:style-name="Standard">PassengerRuby /usr/local/rvm/wrappers/ruby-1.9.3-p374/ruby </text:p>
      <text:p text:style-name="Standard"><text:span text:style-name="T1">----------------------------------------------------------------------</text:span> </text:p>
      <text:p text:style-name="Standard"/>
      <text:p text:style-name="Standard"/>
      <text:p text:style-name="Standard"><text:tab/>7.2 - Modificar ou criar o arquivo "passenger.load" </text:p>
      <text:p text:style-name="Standard"/>
      <text:p text:style-name="Standard"><text:tab/><text:tab/>Este arquivo deve ser modificado ou criado no diretório "mods-available" dentro do <text:tab/><text:tab/><text:tab/>apache que usualmente se encontra em "/etc/apache2/". Neste arquivo inserir o endereço <text:tab/><text:tab/>do "LoadModule passenger_module". </text:p>
      <text:p text:style-name="Standard"><text:soft-page-break/></text:p>
      <text:p text:style-name="Standard"><text:span text:style-name="T1">Exemplo</text:span>: </text:p>
      <text:p text:style-name="Standard"><text:s/></text:p>
      <text:p text:style-name="Standard"><text:span text:style-name="T1">----------------------------------------------------------------------</text:span> </text:p>
      <text:p text:style-name="Standard">LoadModule passenger_module /usr/local/rvm/gems/ruby-1.9.3-p374/gems/passenger-3.0.19/ext/apache2/mod_passenger.so </text:p>
      <text:p text:style-name="Standard"><text:span text:style-name="T1">----------------------------------------------------------------------</text:span> </text:p>
      <text:p text:style-name="Standard"/>
      <text:p text:style-name="Standard"><text:tab/>7.3 - Criar ou modificar o arquivo "<text:span text:style-name="T7">agendador</text:span>.conf" </text:p>
      <text:p text:style-name="Standard"/>
      <text:p text:style-name="Standard"><text:tab/><text:tab/>Este arquivo deve ser modificado ou criado no diretório "conf.d" dentro do apache que <text:tab/><text:tab/><text:tab/>usualmente se encontra em "/etc/apache2/". Neste arquivo inserir o seguinte modelo, <text:tab/><text:tab/><text:tab/>alterando os valores entre "": </text:p>
      <text:p text:style-name="Standard"/>
      <text:p text:style-name="Standard"><text:span text:style-name="T1">----------------------------------------------------------------------</text:span> </text:p>
      <text:p text:style-name="Standard">&lt;VirtualHost *:80&gt; </text:p>
      <text:p text:style-name="Standard"><text:s text:c="4"/>ServerName "nome_servidor" </text:p>
      <text:p text:style-name="Standard"><text:s text:c="4"/># !!! Be sure to point DocumentRoot to 'public'! </text:p>
      <text:p text:style-name="Standard"><text:s text:c="4"/>DocumentRoot "endereco_public_do_deploy_do_agendador" </text:p>
      <text:p text:style-name="Standard"><text:s text:c="4"/>&lt;Directory "endereco_public_do_deploy_do_agendador"&gt; </text:p>
      <text:p text:style-name="Standard"><text:s text:c="8"/># This relaxes Apache security settings. </text:p>
      <text:p text:style-name="Standard"><text:s text:c="8"/>AllowOverride all </text:p>
      <text:p text:style-name="Standard"><text:s text:c="8"/># MultiViews must be turned off. </text:p>
      <text:p text:style-name="Standard"><text:s text:c="8"/>Options -MultiViews </text:p>
      <text:p text:style-name="Standard"><text:s text:c="4"/>&lt;/Directory&gt; </text:p>
      <text:p text:style-name="Standard">&lt;/VirtualHost&gt; </text:p>
      <text:p text:style-name="Standard"><text:span text:style-name="T1">----------------------------------------------------------------------</text:span> </text:p>
      <text:p text:style-name="Standard"/>
      <text:p text:style-name="Standard"><text:span text:style-name="T1">Exemplo</text:span>: </text:p>
      <text:p text:style-name="Standard"/>
      <text:p text:style-name="Standard"><text:span text:style-name="T1">----------------------------------------------------------------------</text:span> </text:p>
      <text:p text:style-name="Standard">&lt;VirtualHost *:80&gt; </text:p>
      <text:p text:style-name="Standard"><text:s text:c="4"/>ServerName <text:span text:style-name="T6">prefeitura</text:span>.c3sl.ufpr.br </text:p>
      <text:p text:style-name="Standard"><text:s text:c="4"/># !!! Be sure to point DocumentRoot to 'public'! </text:p>
      <text:p text:style-name="Standard"><text:s text:c="4"/>DocumentRoot /home/deploy/<text:span text:style-name="T6">prefeitura</text:span>.c3sl.ufpr.br/current/public </text:p>
      <text:p text:style-name="Standard"><text:s text:c="4"/>&lt;Directory /home/deploy/<text:span text:style-name="T6">prefeitura</text:span>.c3sl.ufpr.br/current/public&gt; </text:p>
      <text:p text:style-name="Standard"><text:s text:c="8"/># This relaxes Apache security settings. </text:p>
      <text:p text:style-name="Standard"><text:s text:c="8"/>AllowOverride all </text:p>
      <text:p text:style-name="Standard"><text:s text:c="8"/># MultiViews must be turned off. </text:p>
      <text:p text:style-name="Standard"><text:s text:c="8"/>Options -MultiViews </text:p>
      <text:p text:style-name="Standard"><text:s text:c="4"/>&lt;/Directory&gt; </text:p>
      <text:p text:style-name="Standard">&lt;/VirtualHost&gt; </text:p>
      <text:p text:style-name="Standard"><text:span text:style-name="T1">----------------------------------------------------------------------</text:span> </text:p>
      <text:p text:style-name="Standard"/>
      <text:p text:style-name="Standard">8 - É necessário executar o deploy do agendador, caso você não tenha realizado, por favor realize. </text:p>
      <text:p text:style-name="Standard"/>
      <text:p text:style-name="Standard"><text:tab/>Isto pode ser feito da seguinte forma: </text:p>
      <text:p text:style-name="Standard"/>
      <text:p text:style-name="Standard"><text:tab/>8.1 - É necessário possuir uma chave, caso você não possua, por favor crie uma. </text:p>
      <text:p text:style-name="Standard"><text:soft-page-break/></text:p>
      <text:p text:style-name="Standard"><text:tab/><text:tab/>Isto pode ser feito da seguinte forma: </text:p>
      <text:p text:style-name="Standard"><text:s/></text:p>
      <text:p text:style-name="Standard"><text:tab/><text:tab/><text:tab/>$ ssh-keygen </text:p>
      <text:p text:style-name="Standard"/>
      <text:p text:style-name="Standard"><text:tab/><text:tab/>Por favor colocar os arquivos gerados pelo comando acima em "~/.ssh/". </text:p>
      <text:p text:style-name="Standard"/>
      <text:p text:style-name="Standard"><text:tab/>8.2 - É necessário configurar o arquivo "deploy.rb", caso você não tenha configurado, por favor <text:tab/>configure. </text:p>
      <text:p text:style-name="Standard"/>
      <text:p text:style-name="Standard"><text:tab/><text:tab/>Isto pode ser feito da seguinte forma: </text:p>
      <text:p text:style-name="Standard"/>
      <text:p text:style-name="Standard"><text:tab/><text:tab/>Acessar o arquivo "deploy.rb" que usualmente se encontra em <text:tab/><text:tab/><text:tab/><text:tab/><text:tab/><text:tab/>"/usr/share/agendador/config/" e fazer as seguinte modificações: </text:p>
      <text:p text:style-name="Standard"/>
      <text:p text:style-name="Standard">* - "name domain" para "nome_do_servidor" </text:p>
      <text:p text:style-name="Standard">* - "name aplication" para "agendador" </text:p>
      <text:p text:style-name="Standard">* - "url repository" para "endereco_da_instalacao_do_agendador" usualmente em "/usr/share/agendador/" </text:p>
      <text:p text:style-name="Standard">* - "url deploy" para "endereco_do_deploy_do_agendador" </text:p>
      <text:p text:style-name="Standard">* - "/name user" para "nome_do_usuario" </text:p>
      <text:p text:style-name="P3"/>
      <text:p text:style-name="Standard"><text:tab/>8.3 - É necessário executar o setup do deploy, caso você não tenha executado, por favor execute. </text:p>
      <text:p text:style-name="Standard"/>
      <text:p text:style-name="Standard"><text:tab/><text:tab/>Isto pode ser feito da seguinte forma: </text:p>
      <text:p text:style-name="Standard"/>
      <text:p text:style-name="Standard"><text:tab/><text:tab/>Para executar o setup do deploy é necessário estar no diretório do agendador, usualmente <text:tab/><text:tab/>em "/usr/share/agendador", estando na aplicação do agendador executar: </text:p>
      <text:p text:style-name="Standard"/>
      <text:p text:style-name="Standard"><text:tab/><text:tab/><text:tab/>$ cap deploy:setup </text:p>
      <text:p text:style-name="Standard"/>
      <text:p text:style-name="Standard"><text:tab/>8.4 - Executando o deploy. </text:p>
      <text:p text:style-name="Standard"/>
      <text:p text:style-name="Standard"><text:tab/><text:tab/>Isto pode ser feito da seguinte forma: </text:p>
      <text:p text:style-name="Standard"/>
      <text:p text:style-name="Standard"><text:tab/><text:tab/>Para executar o deploy é necessário estar no diretório do agendador, usualmente em <text:tab/><text:tab/><text:tab/>"/usr/share/agendador", estando na aplicação do agendador executar: </text:p>
      <text:p text:style-name="Standard"/>
      <text:p text:style-name="Standard"><text:tab/><text:tab/><text:tab/>$ cap deploy </text:p>
      <text:p text:style-name="Standard"/>
      <text:p text:style-name="Standard"/>
      <text:p text:style-name="Standard">9 - É necessário criar tabelas e carregar algumas tabelas, caso você tenha criado e/ou carregado, por favor crie e/ou carregue. </text:p>
      <text:p text:style-name="Standard"/>
      <text:p text:style-name="Standard"><text:tab/>Isto pode ser feito da seguinte forma: </text:p>
      <text:p text:style-name="Standard"/>
      <text:p text:style-name="Standard"><text:tab/>9.1 - Para criar as tabelas execute o seguinte comando: </text:p>
      <text:p text:style-name="Standard"/>
      <text:p text:style-name="Standard"><text:tab/><text:tab/>Para criar as tabelas é necessário estar no diretório do deploy do agendador, estando no <text:tab/><text:soft-page-break/><text:tab/><text:tab/>deploy da aplicação do agendador executar: </text:p>
      <text:p text:style-name="Standard"/>
      <text:p text:style-name="Standard"><text:tab/><text:tab/><text:tab/>$ rake db:migrate </text:p>
      <text:p text:style-name="Standard"/>
      <text:p text:style-name="Standard"><text:tab/>9.2 - Para carregar algumas tabelas execute o seguinte comando: </text:p>
      <text:p text:style-name="Standard"/>
      <text:p text:style-name="Standard"><text:tab/><text:tab/>Para carregar algumas tabelas é necessário estar no diretório do deploy do agendador, <text:tab/><text:tab/><text:tab/>estando no deploy da aplicação do agendador executar: </text:p>
      <text:p text:style-name="Standard"/>
      <text:p text:style-name="Standard"><text:tab/><text:tab/><text:tab/>$ bash "script/load.sh" </text:p>
      <text:p text:style-name="Standard"/>
      <text:p text:style-name="Standard"/>
      <text:p text:style-name="Standard">10 - É necessário reiniciar o apache após o término da etapa 9, caso você não tenha reiniciado, por favor reinicie-o. </text:p>
      <text:p text:style-name="Standard"/>
      <text:p text:style-name="Standard"><text:tab/>Isto pode ser feito da seguinte forma: </text:p>
      <text:p text:style-name="Standard"/>
      <text:p text:style-name="Standard"><text:tab/><text:tab/>$ /etc/init.d/apache2 restart </text:p>
      <text:p text:style-name="Standard"/>
      <text:p text:style-name="Standard"><text:tab/>Caso o apache não tenha sido iniciado, você pode inicia-lo da seguinte forma: </text:p>
      <text:p text:style-name="Standard"/>
      <text:p text:style-name="Standard"><text:tab/><text:tab/>$ /etc/init.d/apache2 sta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1:43:31</meta:creation-date>
    <dc:date>2013-08-15T10:18:52</dc:date>
    <meta:editing-duration>PT8S</meta:editing-duration>
    <meta:editing-cycles>4</meta:editing-cycles>
    <meta:generator>LibreOffice/4.0.4.2$Linux_X86_64 LibreOffice_project/400m0$Build-2</meta:generator>
    <dc:creator>GUSTAVO KOMURA</dc:creator>
    <meta:document-statistic meta:table-count="0" meta:image-count="0" meta:object-count="0" meta:page-count="6" meta:paragraph-count="134" meta:word-count="1079" meta:character-count="8248" meta:non-whitespace-character-count="6911"/>
  </office:meta>
</office:document-meta>
</file>